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Circle" draw:marker-end-width="0.28cm" draw:marker-end-center="true" draw:textarea-horizontal-align="center" draw:textarea-vertical-align="middle"/>
    </style:style>
    <style:style style:name="gr2" style:family="graphic" style:parent-style-name="standard">
      <style:graphic-properties draw:fill="none" draw:fill-color="#738571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15cm" draw:textarea-horizontal-align="center" draw:textarea-vertical-align="middle"/>
    </style:style>
    <style:style style:name="gr5" style:family="graphic" style:parent-style-name="Red">
      <style:graphic-properties draw:textarea-horizontal-align="center" draw:textarea-vertical-align="middle"/>
    </style:style>
    <style:style style:name="gr6" style:family="graphic" style:parent-style-name="text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738571" draw:textarea-horizontal-align="center" draw:textarea-vertical-align="middle"/>
    </style:style>
    <style:style style:name="gr8" style:family="graphic" style:parent-style-name="standard">
      <style:graphic-properties draw:fill="none" draw:fill-color="#480000" draw:textarea-horizontal-align="center" draw:textarea-vertical-align="middle" draw:shadow-offset-x="0.305cm" draw:shadow-offset-y="0.305cm"/>
    </style:style>
    <style:style style:name="gr9" style:family="graphic" style:parent-style-name="standard">
      <style:graphic-properties draw:marker-start="" draw:marker-end="" draw:marker-end-width="0.28cm" draw:marker-end-center="tru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353cm" draw:marker-end-width="0.353cm" draw:textarea-horizontal-align="center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svg:stroke-width="0.102cm" draw:marker-start-width="0.353cm" draw:marker-end-width="0.353cm" draw:fill="solid" draw:fill-color="#738571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" draw:marker-start="Arrowheads_20_3" draw:marker-end="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style:use-window-font-color="tru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961cm" svg:y1="16.3cm" svg:x2="6.961cm" svg:y2="17.69cm">
          <text:p/>
        </draw:line>
        <draw:ellipse draw:style-name="gr2" draw:text-style-name="P2" xml:id="id1" draw:id="id1" draw:layer="layout" svg:width="3.751cm" svg:height="2.779cm" svg:x="1.956cm" svg:y="2.5cm">
          <text:p text:style-name="P1"><text:span text:style-name="T1">C0T0</text:span></text:p>
          <text:p text:style-name="P1"><text:span text:style-name="T1">(Main</text:span></text:p>
          <text:p text:style-name="P1"><text:span text:style-name="T1">Thread)</text:span></text:p>
        </draw:ellipse>
        <draw:rect draw:style-name="gr3" draw:text-style-name="P3" xml:id="id2" draw:id="id2" draw:layer="layout" svg:width="1.907cm" svg:height="2.779cm" svg:x="2.127cm" svg:y="6.669cm">
          <text:p text:style-name="P1"><text:span text:style-name="T2">L1I</text:span></text:p>
        </draw:rect>
        <draw:rect draw:style-name="gr3" draw:text-style-name="P3" xml:id="id3" draw:id="id3" draw:layer="layout" svg:width="1.909cm" svg:height="2.779cm" svg:x="4.034cm" svg:y="6.669cm">
          <text:p text:style-name="P1"><text:span text:style-name="T2">L1D</text:span></text:p>
        </draw:rect>
        <draw:ellipse draw:style-name="gr2" draw:text-style-name="P2" xml:id="id4" draw:id="id4" draw:layer="layout" svg:width="3.75cm" svg:height="2.779cm" svg:x="6.645cm" svg:y="2.5cm">
          <text:p text:style-name="P1"><text:span text:style-name="T1">C0T1</text:span></text:p>
          <text:p text:style-name="P1"><text:span text:style-name="T1">(Pthread</text:span></text:p>
          <text:p text:style-name="P1"><text:span text:style-name="T1">Manager)</text:span></text:p>
        </draw:ellipse>
        <draw:rect draw:style-name="gr3" draw:text-style-name="P3" xml:id="id5" draw:id="id5" draw:layer="layout" svg:width="1.909cm" svg:height="2.779cm" svg:x="6.579cm" svg:y="6.669cm">
          <text:p text:style-name="P1"><text:span text:style-name="T2">L1I</text:span></text:p>
        </draw:rect>
        <draw:rect draw:style-name="gr3" draw:text-style-name="P3" xml:id="id6" draw:id="id6" draw:layer="layout" svg:width="1.909cm" svg:height="2.779cm" svg:x="8.488cm" svg:y="6.669cm">
          <text:p text:style-name="P1"><text:span text:style-name="T2">L1D</text:span></text:p>
        </draw:rect>
        <draw:connector draw:style-name="gr4" draw:text-style-name="P1" draw:layer="layout" draw:type="curve" svg:x1="3.831cm" svg:y1="5.279cm" svg:x2="3.08cm" svg:y2="6.669cm" draw:start-shape="id1" draw:start-glue-point="2" draw:end-shape="id2" draw:end-glue-point="0" svg:d="m3831 5279c0 1042-751 348-751 1390">
          <text:p/>
        </draw:connector>
        <draw:connector draw:style-name="gr4" draw:text-style-name="P1" draw:layer="layout" draw:type="curve" svg:x1="3.831cm" svg:y1="5.279cm" svg:x2="4.988cm" svg:y2="6.669cm" draw:start-shape="id1" draw:start-glue-point="2" draw:end-shape="id3" draw:end-glue-point="0" svg:d="m3831 5279c0 1042 1157 348 1157 1390">
          <text:p/>
        </draw:connector>
        <draw:connector draw:style-name="gr4" draw:text-style-name="P1" draw:layer="layout" draw:type="curve" svg:x1="8.52cm" svg:y1="5.279cm" svg:x2="7.533cm" svg:y2="6.669cm" draw:start-shape="id4" draw:start-glue-point="2" draw:end-shape="id5" draw:end-glue-point="0" svg:d="m8520 5279c0 1042-987 348-987 1390">
          <text:p/>
        </draw:connector>
        <draw:connector draw:style-name="gr4" draw:text-style-name="P1" draw:layer="layout" draw:type="curve" svg:x1="8.52cm" svg:y1="5.279cm" svg:x2="9.442cm" svg:y2="6.669cm" draw:start-shape="id4" draw:start-glue-point="2" draw:end-shape="id6" draw:end-glue-point="0" svg:d="m8520 5279c0 1042 922 348 922 1390">
          <text:p/>
        </draw:connector>
        <draw:line draw:style-name="gr5" draw:text-style-name="P1" draw:layer="layout" svg:x1="2.763cm" svg:y1="10.838cm" svg:x2="9.761cm" svg:y2="10.838cm">
          <text:p/>
        </draw:line>
        <draw:line draw:style-name="gr1" draw:text-style-name="P1" draw:layer="layout" svg:x1="3.398cm" svg:y1="9.448cm" svg:x2="3.398cm" svg:y2="10.838cm">
          <text:p/>
        </draw:line>
        <draw:line draw:style-name="gr1" draw:text-style-name="P1" draw:layer="layout" svg:x1="4.67cm" svg:y1="9.448cm" svg:x2="4.67cm" svg:y2="10.838cm">
          <text:p/>
        </draw:line>
        <draw:line draw:style-name="gr1" draw:text-style-name="P1" draw:layer="layout" svg:x1="7.852cm" svg:y1="9.448cm" svg:x2="7.852cm" svg:y2="10.838cm">
          <text:p/>
        </draw:line>
        <draw:line draw:style-name="gr1" draw:text-style-name="P1" draw:layer="layout" svg:x1="9.124cm" svg:y1="9.448cm" svg:x2="9.124cm" svg:y2="10.838cm">
          <text:p/>
        </draw:line>
        <draw:line draw:style-name="gr1" draw:text-style-name="P1" draw:layer="layout" svg:x1="6.451cm" svg:y1="12.228cm" svg:x2="6.451cm" svg:y2="10.838cm">
          <text:p/>
        </draw:line>
        <draw:rect draw:style-name="gr6" draw:text-style-name="P4" draw:layer="layout" svg:width="2.547cm" svg:height="1.39cm" svg:x="1.55cm" svg:y="10.66cm">
          <text:p><text:span text:style-name="T3">net-0</text:span></text:p>
        </draw:rect>
        <draw:rect draw:style-name="gr3" draw:text-style-name="P3" draw:layer="layout" svg:width="13.5cm" svg:height="1.39cm" svg:x="4.75cm" svg:y="12.329cm">
          <text:p text:style-name="P1"><text:span text:style-name="T2">L2 Cache</text:span></text:p>
        </draw:rect>
        <draw:rect draw:style-name="gr7" draw:text-style-name="P5" draw:layer="layout" svg:width="13.576cm" svg:height="1.39cm" svg:x="4.674cm" svg:y="14.914cm">
          <text:p text:style-name="P1"><text:span text:style-name="T4">Helper Thread Request Victim Cache (HTRVC)</text:span></text:p>
        </draw:rect>
        <draw:g>
          <draw:ellipse draw:style-name="gr2" draw:text-style-name="P2" xml:id="id7" draw:id="id7" draw:layer="layout" svg:width="3.75cm" svg:height="2.786cm" svg:x="10.864cm" svg:y="2.6cm">
            <text:p text:style-name="P1"><text:span text:style-name="T1">C1T0</text:span></text:p>
            <text:p text:style-name="P1"><text:span text:style-name="T1">(Helper</text:span></text:p>
            <text:p text:style-name="P1"><text:span text:style-name="T1">Thread)</text:span></text:p>
          </draw:ellipse>
          <draw:rect draw:style-name="gr3" draw:text-style-name="P3" xml:id="id8" draw:id="id8" draw:layer="layout" svg:width="1.909cm" svg:height="2.785cm" svg:x="11.033cm" svg:y="6.779cm">
            <text:p text:style-name="P1"><text:span text:style-name="T2">L1I</text:span></text:p>
          </draw:rect>
          <draw:rect draw:style-name="gr3" draw:text-style-name="P3" xml:id="id9" draw:id="id9" draw:layer="layout" svg:width="1.909cm" svg:height="2.785cm" svg:x="12.942cm" svg:y="6.779cm">
            <text:p text:style-name="P1"><text:span text:style-name="T2">L1D</text:span></text:p>
          </draw:rect>
          <draw:ellipse draw:style-name="gr8" draw:text-style-name="P5" xml:id="id10" draw:id="id10" draw:layer="layout" svg:width="3.75cm" svg:height="2.786cm" svg:x="15.552cm" svg:y="2.6cm">
            <text:p text:style-name="P1"><text:span text:style-name="T4">C1T1</text:span></text:p>
            <text:p text:style-name="P1"><text:span text:style-name="T4">(Idle)</text:span></text:p>
          </draw:ellipse>
          <draw:rect draw:style-name="gr3" draw:text-style-name="P3" xml:id="id11" draw:id="id11" draw:layer="layout" svg:width="1.909cm" svg:height="2.785cm" svg:x="15.486cm" svg:y="6.779cm">
            <text:p text:style-name="P1"><text:span text:style-name="T2">L1I</text:span></text:p>
          </draw:rect>
          <draw:rect draw:style-name="gr3" draw:text-style-name="P3" xml:id="id12" draw:id="id12" draw:layer="layout" svg:width="1.907cm" svg:height="2.785cm" svg:x="17.395cm" svg:y="6.779cm">
            <text:p text:style-name="P1"><text:span text:style-name="T2">L1D</text:span></text:p>
          </draw:rect>
          <draw:connector draw:style-name="gr4" draw:text-style-name="P1" draw:layer="layout" draw:type="curve" svg:x1="12.739cm" svg:y1="5.386cm" svg:x2="11.987cm" svg:y2="6.779cm" draw:start-shape="id7" draw:start-glue-point="2" draw:end-shape="id8" draw:end-glue-point="0" svg:d="m12739 5386c0 1045-752 349-752 1393">
            <text:p/>
          </draw:connector>
          <draw:connector draw:style-name="gr4" draw:text-style-name="P1" draw:layer="layout" draw:type="curve" svg:x1="12.739cm" svg:y1="5.386cm" svg:x2="13.896cm" svg:y2="6.779cm" draw:start-shape="id7" draw:start-glue-point="2" draw:end-shape="id9" draw:end-glue-point="0" svg:d="m12739 5386c0 1045 1157 349 1157 1393">
            <text:p/>
          </draw:connector>
          <draw:connector draw:style-name="gr4" draw:text-style-name="P1" draw:layer="layout" draw:type="curve" svg:x1="17.427cm" svg:y1="5.386cm" svg:x2="16.44cm" svg:y2="6.779cm" draw:start-shape="id10" draw:start-glue-point="2" draw:end-shape="id11" draw:end-glue-point="0" svg:d="m17427 5386c0 1045-987 349-987 1393">
            <text:p/>
          </draw:connector>
          <draw:connector draw:style-name="gr4" draw:text-style-name="P1" draw:layer="layout" draw:type="curve" svg:x1="17.427cm" svg:y1="5.386cm" svg:x2="18.348cm" svg:y2="6.779cm" draw:start-shape="id10" draw:start-glue-point="2" draw:end-shape="id12" draw:end-glue-point="0" svg:d="m17427 5386c0 1045 921 349 921 1393">
            <text:p/>
          </draw:connector>
          <draw:line draw:style-name="gr5" draw:text-style-name="P1" draw:layer="layout" svg:x1="11.67cm" svg:y1="10.957cm" svg:x2="18.668cm" svg:y2="10.957cm">
            <text:p/>
          </draw:line>
          <draw:line draw:style-name="gr1" draw:text-style-name="P1" draw:layer="layout" svg:x1="12.306cm" svg:y1="9.564cm" svg:x2="12.306cm" svg:y2="10.957cm">
            <text:p/>
          </draw:line>
          <draw:line draw:style-name="gr1" draw:text-style-name="P1" draw:layer="layout" svg:x1="13.577cm" svg:y1="9.564cm" svg:x2="13.577cm" svg:y2="10.957cm">
            <text:p/>
          </draw:line>
          <draw:line draw:style-name="gr1" draw:text-style-name="P1" draw:layer="layout" svg:x1="16.76cm" svg:y1="9.564cm" svg:x2="16.76cm" svg:y2="10.957cm">
            <text:p/>
          </draw:line>
          <draw:line draw:style-name="gr1" draw:text-style-name="P1" draw:layer="layout" svg:x1="18.031cm" svg:y1="9.564cm" svg:x2="18.031cm" svg:y2="10.957cm">
            <text:p/>
          </draw:line>
          <draw:line draw:style-name="gr1" draw:text-style-name="P1" draw:layer="layout" svg:x1="15.359cm" svg:y1="12.35cm" svg:x2="15.359cm" svg:y2="10.957cm">
            <text:p/>
          </draw:line>
          <draw:rect draw:style-name="gr6" draw:text-style-name="P4" draw:layer="layout" svg:width="2.544cm" svg:height="1.393cm" svg:x="10.547cm" svg:y="10.676cm">
            <text:p><text:span text:style-name="T3">net-1</text:span></text:p>
          </draw:rect>
        </draw:g>
        <draw:line draw:style-name="gr1" draw:text-style-name="P1" draw:layer="layout" svg:x1="15.869cm" svg:y1="16.3cm" svg:x2="15.869cm" svg:y2="17.69cm">
          <text:p/>
        </draw:line>
        <draw:line draw:style-name="gr5" draw:text-style-name="P1" draw:layer="layout" svg:x1="4.67cm" svg:y1="17.69cm" svg:x2="18.031cm" svg:y2="17.69cm">
          <text:p/>
        </draw:line>
        <draw:rect draw:style-name="gr3" draw:text-style-name="P6" draw:layer="layout" svg:width="16.5cm" svg:height="1.39cm" svg:x="2.55cm" svg:y="19.079cm">
          <text:p text:style-name="P1"><text:span text:style-name="T5">Main Memory</text:span></text:p>
        </draw:rect>
        <draw:line draw:style-name="gr1" draw:text-style-name="P1" draw:layer="layout" svg:x1="11.368cm" svg:y1="19.08cm" svg:x2="11.368cm" svg:y2="17.69cm">
          <text:p/>
        </draw:line>
        <draw:rect draw:style-name="gr6" draw:text-style-name="P4" draw:layer="layout" svg:width="2.545cm" svg:height="1.39cm" svg:x="3.58cm" svg:y="17.442cm">
          <text:p><text:span text:style-name="T3">net-2</text:span></text:p>
        </draw:rect>
        <draw:line draw:style-name="gr9" draw:text-style-name="P1" draw:layer="layout" svg:x1="11.25cm" svg:y1="13.75cm" svg:x2="11.274cm" svg:y2="15.009cm">
          <text:p/>
        </draw:line>
        <draw:rect draw:style-name="gr10" draw:text-style-name="P6" draw:layer="layout" svg:width="2.344cm" svg:height="1.389cm" svg:x="6.863cm" svg:y="21.567cm">
          <text:p text:style-name="P1"><text:span text:style-name="T5">Tag</text:span></text:p>
        </draw:rect>
        <draw:rect draw:style-name="gr3" draw:text-style-name="P6" draw:layer="layout" svg:width="2.344cm" svg:height="1.389cm" svg:x="9.207cm" svg:y="21.567cm">
          <text:p text:style-name="P1"><text:span text:style-name="T5">Data</text:span></text:p>
        </draw:rect>
        <draw:rect draw:style-name="gr3" draw:text-style-name="P6" draw:layer="layout" svg:width="2.344cm" svg:height="1.389cm" svg:x="11.551cm" svg:y="21.567cm">
          <text:p text:style-name="P1"><text:span text:style-name="T5">State</text:span></text:p>
        </draw:rect>
        <draw:line draw:style-name="gr11" draw:text-style-name="P1" draw:layer="layout" svg:x1="4.75cm" svg:y1="13.75cm" svg:x2="7cm" svg:y2="21.5cm">
          <text:p/>
        </draw:line>
        <draw:rect draw:style-name="gr7" draw:text-style-name="P5" draw:layer="layout" svg:width="2.344cm" svg:height="1.39cm" svg:x="6.35cm" svg:y="24.25cm">
          <text:p text:style-name="P1"><text:span text:style-name="T4">Tag</text:span></text:p>
        </draw:rect>
        <draw:rect draw:style-name="gr7" draw:text-style-name="P5" draw:layer="layout" svg:width="2.297cm" svg:height="1.39cm" svg:x="8.741cm" svg:y="24.25cm">
          <text:p text:style-name="P1"><text:span text:style-name="T4">Data</text:span></text:p>
        </draw:rect>
        <draw:rect draw:style-name="gr7" draw:text-style-name="P5" draw:layer="layout" svg:width="2.344cm" svg:height="1.39cm" svg:x="11.038cm" svg:y="24.25cm">
          <text:p text:style-name="P1"><text:span text:style-name="T4">State</text:span></text:p>
        </draw:rect>
        <draw:rect draw:style-name="gr12" draw:text-style-name="P5" draw:layer="layout" svg:width="4.689cm" svg:height="1.39cm" svg:x="13.382cm" svg:y="24.25cm">
          <text:p text:style-name="P1"><text:span text:style-name="T4">HT Request Tag</text:span></text:p>
        </draw:rect>
        <draw:line draw:style-name="gr11" draw:text-style-name="P1" draw:layer="layout" svg:x1="18.25cm" svg:y1="16.25cm" svg:x2="18cm" svg:y2="24.25cm">
          <text:p/>
        </draw:line>
        <draw:rect draw:style-name="gr7" draw:text-style-name="P5" draw:layer="layout" svg:width="3.75cm" svg:height="1.389cm" svg:x="13.895cm" svg:y="21.567cm">
          <text:p text:style-name="P1"><text:span text:style-name="T4">Thread ID</text:span></text:p>
        </draw:rect>
        <draw:line draw:style-name="gr13" draw:text-style-name="P1" draw:layer="layout" svg:x1="8.1cm" svg:y1="23cm" svg:x2="15.1cm" svg:y2="24.25cm">
          <text:p/>
        </draw:line>
        <draw:frame draw:style-name="gr14" draw:text-style-name="P7" draw:layer="layout" svg:width="3.448cm" svg:height="0.797cm" svg:x="2.95cm" svg:y="22cm">
          <draw:text-box>
            <text:p><text:span text:style-name="T2">L2 Cache Line</text:span></text:p>
          </draw:text-box>
        </draw:frame>
        <draw:frame draw:style-name="gr14" draw:text-style-name="P7" draw:layer="layout" svg:width="3.177cm" svg:height="0.797cm" svg:x="2.95cm" svg:y="24.5cm">
          <draw:text-box>
            <text:p><text:span text:style-name="T2">HTRVC 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3" draw:display-name="Arrowheads 3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cm" svg:stroke-color="#000000" draw:marker-start-width="0.38cm" draw:marker-start-center="false" draw:marker-end-width="0.38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Times New Roman'" style:font-style-name="Normal" style:font-family-generic="roman" style:font-pitch="variable" fo:font-size="9pt"/>
    </style:style>
    <style:style style:name="textbody" style:family="graphic" style:parent-style-name="standard">
      <style:graphic-properties draw:stroke="none" draw:fill="none"/>
      <style:paragraph-properties fo:text-align="center"/>
      <style:text-properties fo:font-family="Times" style:font-style-name="Predeterminado" style:font-family-generic="roman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" style:family="graphic" style:parent-style-name="standard">
      <style:graphic-properties draw:stroke="dash" draw:stroke-dash="Ultrafine_20_Dashed" svg:stroke-width="0.1cm" draw:marker-start-width="0.46cm" draw:marker-end-width="0.46cm"/>
    </style:style>
    <style:style style:name="Cuadro" style:family="graphic" style:parent-style-name="standard">
      <style:graphic-properties svg:stroke-width="0cm" draw:marker-start-width="0.31cm" draw:marker-end-width="0.31cm" draw:fill="solid" draw:fill-color="#e6e6e6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1-24T08:27:31</meta:creation-date>
    <dc:date>2012-09-05T19:40:45</dc:date>
    <meta:editing-duration>PT2H47M24S</meta:editing-duration>
    <meta:editing-cycles>93</meta:editing-cycles>
    <meta:generator>LibreOffice/3.5$Linux_X86_64 LibreOffice_project/350m1$Build-2</meta:generator>
    <dc:creator>Min Cai</dc:creator>
    <meta:document-statistic meta:object-count="57"/>
    <meta:user-defined meta:name="Información 1"/>
    <meta:user-defined meta:name="Información 2"/>
    <meta:user-defined meta:name="Información 3"/>
    <meta:user-defined meta:name="Información 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house color 1" draw:color="#ca2a93"/>
  <draw:color draw:name="house color 2" draw:color="#480000"/>
  <draw:color draw:name="house color 3" draw:color="#b80224"/>
  <draw:color draw:name="house color 4" draw:color="#fa9a04"/>
  <draw:color draw:name="house color 5" draw:color="#89b54f"/>
  <draw:color draw:name="house color 6" draw:color="#738571"/>
</ooo:color-table>
</file>